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16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70136" calcext:value-type="float">
            <text:p>199.9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15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03264" calcext:value-type="float">
            <text:p>196.8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14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7532" calcext:value-type="float">
            <text:p>198.7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14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3316" calcext:value-type="float">
            <text:p>196.7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12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2188" calcext:value-type="float">
            <text:p>197.9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12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964" calcext:value-type="float">
            <text:p>199.0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11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32524" calcext:value-type="float">
            <text:p>194.3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10-02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395088" calcext:value-type="float">
            <text:p>195.3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9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03264" calcext:value-type="float">
            <text:p>196.8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9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32524" calcext:value-type="float">
            <text:p>194.3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8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9412" calcext:value-type="float">
            <text:p>196.7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8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86912" calcext:value-type="float">
            <text:p>193.9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7-09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449696" calcext:value-type="float">
            <text:p>196.4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7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282824" calcext:value-type="float">
            <text:p>193.2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6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02628" calcext:value-type="float">
            <text:p>195.0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6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58788" calcext:value-type="float">
            <text:p>192.5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5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099176" calcext:value-type="float">
            <text:p>196.0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5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75324" calcext:value-type="float">
            <text:p>189.75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4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75324" calcext:value-type="float">
            <text:p>189.75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3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52108" calcext:value-type="float">
            <text:p>191.5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3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354208" calcext:value-type="float">
            <text:p>188.35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2-10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578736" calcext:value-type="float">
            <text:p>192.5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2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354208" calcext:value-type="float">
            <text:p>188.35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1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82004" calcext:value-type="float">
            <text:p>190.8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1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812" calcext:value-type="float">
            <text:p>183.0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2000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2676" calcext:value-type="float">
            <text:p>183.6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99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2676" calcext:value-type="float">
            <text:p>183.6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98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61" calcext:value-type="float">
            <text:p>183.2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97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236" calcext:value-type="float">
            <text:p>182.71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96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4492" calcext:value-type="float">
            <text:p>184.1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96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1028" calcext:value-type="float">
            <text:p>181.3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95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9148" calcext:value-type="float">
            <text:p>183.2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93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9548" calcext:value-type="float">
            <text:p>177.1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92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6188" calcext:value-type="float">
            <text:p>175.0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91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14748" calcext:value-type="float">
            <text:p>174.1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90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84268" calcext:value-type="float">
            <text:p>173.8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89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7148" calcext:value-type="float">
            <text:p>175.6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89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3788" calcext:value-type="float">
            <text:p>173.5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88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7148" calcext:value-type="float">
            <text:p>175.6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88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0156" calcext:value-type="float">
            <text:p>172.5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87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55" calcext:value-type="float">
            <text:p>173.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86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7068" calcext:value-type="float">
            <text:p>169.2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86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56096" calcext:value-type="float">
            <text:p>171.4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85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2152" calcext:value-type="float">
            <text:p>152.0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85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24856" calcext:value-type="float">
            <text:p>157.7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84-0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06616" calcext:value-type="float">
            <text:p>171.8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83-09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10704" calcext:value-type="float">
            <text:p>172.5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83-0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4792" calcext:value-type="float">
            <text:p>170.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006</text:p>
          </table:table-cell>
          <table:table-cell office:value-type="string" calcext:value-type="string">
            <text:p>1977-07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584" calcext:value-type="float">
            <text:p>162.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